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cucumber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session by trupti</text:p>
          </table:table-cell>
          <table:table-cell table:style-name="ce14"/>
          <table:table-cell table:style-name="ce16"/>
          <table:table-cell table:style-name="ce17" table:number-columns-repeated="1019"/>
        </table:table-row>
        <table:table-row table:style-name="ro3">
          <table:table-cell table:style-name="ce2" office:value-type="string">
            <text:p>Test Case for Server Space Statu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reated Test case for server space status page of DashGo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4">
          <table:table-cell table:style-name="ce2" office:value-type="string">
            <text:p>Task #786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Analyze the task and created the test case for the task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5">
          <table:table-cell table:style-name="ce2" office:value-type="string">
            <text:p>Cucumber Session Task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Created test case and cucumber files for my requirement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8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22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2T22:27:04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20" meta:object-count="0"/>
  </office:meta>
</office:document-meta>
</file>